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49cm"/>
    </style:style>
    <style:style style:name="gr3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3.601cm" fo:min-width="0.1cm"/>
    </style:style>
    <style:style style:name="gr4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16.726cm" fo:min-width="0.1cm"/>
    </style:style>
    <style:style style:name="gr5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20.926cm" fo:min-width="0.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34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color="#999999" draw:fill="solid" draw:fill-color="#dddddd" draw:textarea-horizontal-align="justify" draw:textarea-vertical-align="middle" draw:auto-grow-height="false" fo:min-height="1.32cm" fo:min-width="3cm"/>
    </style:style>
    <style:style style:name="gr10" style:family="graphic" style:parent-style-name="standard">
      <style:graphic-properties svg:stroke-color="#999999" draw:fill="solid" draw:fill-color="#dddddd" draw:textarea-horizontal-align="justify" draw:textarea-vertical-align="middle" draw:auto-grow-height="false" fo:min-height="0.75cm" fo:min-width="3cm"/>
    </style:style>
    <style:style style:name="gr11" style:family="graphic" style:parent-style-name="standard">
      <style:graphic-properties svg:stroke-color="#999999" draw:fill="solid" draw:fill-color="#dddddd" draw:textarea-horizontal-align="justify" draw:textarea-vertical-align="middle" draw:auto-grow-height="false" fo:min-height="0.733cm" fo:min-width="2.826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solid" draw:fill-color="#eeeeee"/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style:paragraph-properties fo:line-height="115%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 style:writing-mode="lr-tb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text-align="center" style:writing-mode="lr-tb"/>
      <style:text-properties fo:font-size="8pt" style:font-size-asian="10pt" style:font-size-complex="10pt"/>
    </style:style>
    <style:style style:name="P13" style:family="paragraph">
      <loext:graphic-properties draw:fill="solid" draw:fill-color="#dddddd"/>
      <style:paragraph-properties fo:text-align="center" style:writing-mode="lr-tb"/>
      <style:text-properties fo:font-size="8pt" style:font-size-asian="10pt" style:font-size-complex="10pt"/>
    </style:style>
    <style:style style:name="P14" style:family="paragraph">
      <style:paragraph-properties fo:margin-top="0.3cm" fo:margin-bottom="0cm" fo:text-align="center" style:writing-mode="lr-tb"/>
      <style:text-properties fo:font-size="8pt" style:font-size-asian="10pt" style:font-size-complex="10pt"/>
    </style:style>
    <style:style style:name="P15" style:family="paragraph">
      <loext:graphic-properties draw:fill="solid" draw:fill-color="#dddddd"/>
      <style:paragraph-properties fo:margin-top="0.3cm" fo:margin-bottom="0cm" fo:text-align="center" style:writing-mode="lr-tb"/>
      <style:text-properties fo:font-size="8pt" style:font-size-asian="10pt" style:font-size-complex="10pt"/>
    </style:style>
    <style:style style:name="P16" style:family="paragraph">
      <style:paragraph-properties fo:margin-left="0cm" fo:margin-right="0cm" fo:margin-top="0cm" fo:margin-bottom="0cm" fo:line-height="115%" fo:text-indent="0cm"/>
    </style:style>
    <style:style style:name="P17" style:family="paragraph">
      <loext:graphic-properties draw:fill-color="#ffffff"/>
      <style:paragraph-properties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10pt" style:font-size-complex="10pt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line draw:style-name="gr1" draw:text-style-name="P1" draw:layer="layout" svg:x1="1.6cm" svg:y1="28.7cm" svg:x2="16.2cm" svg:y2="28.7cm">
          <text:p/>
        </draw:line>
        <draw:frame draw:style-name="gr2" draw:text-style-name="P3" draw:layer="layout" svg:width="3.4cm" svg:height="1.199cm" svg:x="16.6cm" svg:y="28cm">
          <draw:text-box>
            <text:p text:style-name="P2"><text:span text:style-name="T1">zero</text:span></text:p>
          </draw:text-box>
        </draw:frame>
        <draw:line draw:style-name="gr1" draw:text-style-name="P1" draw:layer="layout" svg:x1="1.4cm" svg:y1="23.9cm" svg:x2="16cm" svg:y2="23.9cm">
          <text:p/>
        </draw:line>
        <draw:frame draw:style-name="gr2" draw:text-style-name="P3" draw:layer="layout" svg:width="3.4cm" svg:height="1.199cm" svg:x="16.4cm" svg:y="23.301cm">
          <draw:text-box>
            <text:p text:style-name="P2"><text:span text:style-name="T1">images</text:span></text:p>
          </draw:text-box>
        </draw:frame>
        <draw:custom-shape draw:style-name="gr3" draw:text-style-name="P5" draw:layer="layout" svg:width="1.2cm" svg:height="4.4cm" svg:x="3.7cm" svg:y="19.3cm">
          <text:p text:style-name="P4">Create</text:p>
          <text:p text:style-name="P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3.671cm 23.236cm)">
          <draw:text-box>
            <text:p text:style-name="P2"><text:span text:style-name="T1">create</text:span></text:p>
          </draw:text-box>
        </draw:frame>
        <draw:line draw:style-name="gr1" draw:text-style-name="P1" draw:layer="layout" svg:x1="1.4cm" svg:y1="19.1cm" svg:x2="16cm" svg:y2="19.1cm">
          <text:p/>
        </draw:line>
        <draw:frame draw:style-name="gr2" draw:text-style-name="P3" draw:layer="layout" svg:width="3.4cm" svg:height="1.199cm" svg:x="16.2cm" svg:y="18.501cm">
          <draw:text-box>
            <text:p text:style-name="P2"><text:span text:style-name="T1">container</text:span></text:p>
          </draw:text-box>
        </draw:frame>
        <draw:line draw:style-name="gr1" draw:text-style-name="P1" draw:layer="layout" svg:x1="1.5cm" svg:y1="14.1cm" svg:x2="16.1cm" svg:y2="14.1cm">
          <text:p/>
        </draw:line>
        <draw:frame draw:style-name="gr2" draw:text-style-name="P3" draw:layer="layout" svg:width="3.4cm" svg:height="1.199cm" svg:x="16.2cm" svg:y="13.501cm">
          <draw:text-box>
            <text:p text:style-name="P2"><text:span text:style-name="T1">running</text:span></text:p>
          </draw:text-box>
        </draw:frame>
        <draw:line draw:style-name="gr1" draw:text-style-name="P1" draw:layer="layout" svg:x1="1.6cm" svg:y1="9.1cm" svg:x2="16.2cm" svg:y2="9.1cm">
          <text:p/>
        </draw:line>
        <draw:frame draw:style-name="gr2" draw:text-style-name="P3" draw:layer="layout" svg:width="3.4cm" svg:height="1.199cm" svg:x="16.2cm" svg:y="8.501cm">
          <draw:text-box>
            <text:p text:style-name="P2"><text:span text:style-name="T1">deployed</text:span></text:p>
          </draw:text-box>
        </draw:frame>
        <draw:custom-shape draw:style-name="gr3" draw:text-style-name="P5" draw:layer="layout" svg:width="1.2cm" svg:height="4.4cm" svg:x="3.7cm" svg:y="24.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3.671cm 28.384cm)">
          <draw:text-box>
            <text:p text:style-name="P2"><text:span text:style-name="T1">create-images</text:span></text:p>
          </draw:text-box>
        </draw:frame>
        <draw:custom-shape draw:style-name="gr3" draw:text-style-name="P5" draw:layer="layout" svg:width="1.2cm" svg:height="4.4cm" svg:x="3.7cm" svg:y="14.38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3.671cm 18.323cm)">
          <draw:text-box>
            <text:p text:style-name="P2"><text:span text:style-name="T1">start</text:span></text:p>
          </draw:text-box>
        </draw:frame>
        <draw:custom-shape draw:style-name="gr3" draw:text-style-name="P5" draw:layer="layout" svg:width="1.2cm" svg:height="4.4cm" svg:x="3.703cm" svg:y="9.38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3.674cm 13.523cm)">
          <draw:text-box>
            <text:p text:style-name="P2"><text:span text:style-name="T1">deploy</text:span></text:p>
          </draw:text-box>
        </draw:frame>
        <draw:custom-shape draw:style-name="gr4" draw:text-style-name="P5" draw:layer="layout" svg:width="1.2cm" svg:height="19.4cm" svg:x="8.029cm" svg:y="4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9.936cm" svg:height="1.199cm" draw:transform="rotate (1.5707963267949) translate (8cm 21.436cm)">
          <draw:text-box>
            <text:p text:style-name="P2"><text:span text:style-name="T1">pullup</text:span></text:p>
          </draw:text-box>
        </draw:frame>
        <draw:custom-shape draw:style-name="gr4" draw:text-style-name="P5" draw:layer="layout" svg:width="1.2cm" svg:height="19.4cm" svg:x="9.7cm" svg:y="4.3cm">
          <text:p text:style-name="P4">d</text:p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9.936cm" svg:height="1.199cm" draw:transform="rotate (1.5707963267949) translate (9.668cm 21.467cm)">
          <draw:text-box>
            <text:p text:style-name="P2"><text:span text:style-name="T1">teardown</text:span></text:p>
          </draw:text-box>
        </draw:frame>
        <draw:custom-shape draw:style-name="gr3" draw:text-style-name="P5" draw:layer="layout" svg:width="1.2cm" svg:height="4.4cm" svg:x="5.4cm" svg:y="14.5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5.372cm 18.294cm)">
          <draw:text-box>
            <text:p text:style-name="P2"><text:span text:style-name="T1">stop</text:span></text:p>
          </draw:text-box>
        </draw:frame>
        <draw:custom-shape draw:style-name="gr3" draw:text-style-name="P5" draw:layer="layout" svg:width="1.2cm" svg:height="4.4cm" svg:x="5.386cm" svg:y="19.329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5.358cm 23.123cm)">
          <draw:text-box>
            <text:p text:style-name="P2"><text:span text:style-name="T1">remove</text:span></text:p>
          </draw:text-box>
        </draw:frame>
        <draw:custom-shape draw:style-name="gr3" draw:text-style-name="P5" draw:layer="layout" svg:width="1.2cm" svg:height="4.4cm" svg:x="5.328cm" svg:y="24.3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4.365cm" svg:height="1.199cm" draw:transform="rotate (1.5707963267949) translate (5.3cm 28.494cm)">
          <draw:text-box>
            <text:p text:style-name="P2"><text:span text:style-name="T1">remove-images</text:span></text:p>
          </draw:text-box>
        </draw:frame>
        <draw:custom-shape draw:style-name="gr3" draw:text-style-name="P5" draw:layer="layout" svg:width="1.2cm" svg:height="4.4cm" svg:x="5.328cm" svg:y="9.5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5.3cm 13.294cm)">
          <draw:text-box>
            <text:p text:style-name="P2"><text:span text:style-name="T1">undeploy</text:span></text:p>
          </draw:text-box>
        </draw:frame>
        <draw:custom-shape draw:style-name="gr5" draw:text-style-name="P5" draw:layer="layout" svg:width="1.2cm" svg:height="24.2cm" svg:x="12.029cm" svg:y="4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9.936cm" svg:height="1.199cm" draw:transform="rotate (1.5707963267949) translate (12cm 21.436cm)">
          <draw:text-box>
            <text:p text:style-name="P2"><text:span text:style-name="T1">fullpull</text:span></text:p>
          </draw:text-box>
        </draw:frame>
        <draw:custom-shape draw:style-name="gr5" draw:text-style-name="P5" draw:layer="layout" svg:width="1.2cm" svg:height="24.2cm" svg:x="13.7cm" svg:y="4.3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9.936cm" svg:height="1.199cm" draw:transform="rotate (1.5707963267949) translate (13.668cm 21.467cm)">
          <draw:text-box>
            <text:p text:style-name="P2"><text:span text:style-name="T1">clean</text:span></text:p>
          </draw:text-box>
        </draw:frame>
        <draw:line draw:style-name="gr1" draw:text-style-name="P1" draw:layer="layout" svg:x1="1.6cm" svg:y1="4cm" svg:x2="16.2cm" svg:y2="4cm">
          <text:p/>
        </draw:line>
        <draw:frame draw:style-name="gr2" draw:text-style-name="P3" draw:layer="layout" svg:width="3.4cm" svg:height="1.199cm" svg:x="16.2cm" svg:y="3.401cm">
          <draw:text-box>
            <text:p text:style-name="P2"><text:span text:style-name="T1">operational</text:span></text:p>
          </draw:text-box>
        </draw:frame>
        <draw:custom-shape draw:style-name="gr3" draw:text-style-name="P5" draw:layer="layout" svg:width="1.2cm" svg:height="4.4cm" svg:x="3.703cm" svg:y="4.28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3.674cm 8.423cm)">
          <draw:text-box>
            <text:p text:style-name="P2"><text:span text:style-name="T1">recover-default</text:span></text:p>
          </draw:text-box>
        </draw:frame>
        <draw:custom-shape draw:style-name="gr3" draw:text-style-name="P5" draw:layer="layout" svg:width="1.2cm" svg:height="4.4cm" svg:x="5.4cm" svg:y="4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936cm" svg:height="1.199cm" draw:transform="rotate (1.5707963267949) translate (5.371cm 8.736cm)">
          <draw:text-box>
            <text:p text:style-name="P2"><text:span text:style-name="T1">recover-backup</text:span></text:p>
          </draw:text-box>
        </draw:frame>
        <draw:frame draw:style-name="gr6" draw:text-style-name="P8" draw:layer="layout" svg:width="8.4cm" svg:height="2.596cm" svg:x="2cm" svg:y="1.2cm">
          <draw:text-box>
            <text:p>mentalizr infrastructure</text:p>
            <text:p text:style-name="P7">state changes and tasks</text:p>
          </draw:text-box>
        </draw:frame>
        <draw:frame draw:style-name="gr7" draw:text-style-name="P10" draw:layer="layout" svg:width="4.8cm" svg:height="0.645cm" svg:x="14.8cm" svg:y="1.2cm">
          <draw:text-box>
            <text:p text:style-name="P9"><text:span text:style-name="T2">Stand: 09.03.2022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custom-shape draw:style-name="gr9" draw:text-style-name="P13" xml:id="id1" draw:id="id1" draw:layer="layout" svg:width="3.5cm" svg:height="1.57cm" svg:x="1.753cm" svg:y="2.417cm">
          <text:p text:style-name="P12"><text:span text:style-name="T3">create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xml:id="id3" draw:id="id3" draw:layer="layout" svg:width="3.5cm" svg:height="1cm" svg:x="1.75cm" svg:y="11.3cm">
          <text:p text:style-name="P12"><text:span text:style-name="T3">create-tomcat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xml:id="id2" draw:id="id2" draw:layer="layout" svg:width="3.326cm" svg:height="0.983cm" svg:x="1.838cm" svg:y="7.9cm">
          <text:p text:style-name="P12"><text:span text:style-name="T3">create-nginx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xml:id="id8" draw:id="id8" draw:layer="layout" svg:width="3.5cm" svg:height="1cm" svg:x="12.264cm" svg:y="18.2cm">
          <text:p text:style-name="P14"><text:span text:style-name="T3">create-mongo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xml:id="id6" draw:id="id6" draw:layer="layout" svg:width="3.5cm" svg:height="1cm" svg:x="5.264cm" svg:y="18.1cm">
          <text:p text:style-name="P14"><text:span text:style-name="T3">create-maria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xml:id="id16" draw:id="id16" draw:layer="layout" svg:width="3.5cm" svg:height="1cm" svg:x="15.733cm" svg:y="23.494cm">
          <text:p text:style-name="P14"><text:span text:style-name="T3">create-volume-mongo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xml:id="id15" draw:id="id15" draw:layer="layout" svg:width="3.5cm" svg:height="1cm" svg:x="15.764cm" svg:y="21.8cm">
          <text:p text:style-name="P14"><text:span text:style-name="T3">create-container-mongo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xml:id="id9" draw:id="id9" draw:layer="layout" svg:width="3.5cm" svg:height="1cm" svg:x="15.764cm" svg:y="20.2cm">
          <text:p text:style-name="P14"><text:span text:style-name="T3">initialize-container-mongo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xml:id="id10" draw:id="id10" draw:layer="layout" svg:width="3.5cm" svg:height="1cm" svg:x="1.764cm" svg:y="23.5cm">
          <text:p text:style-name="P14"><text:span text:style-name="T3">create-volume-maria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xml:id="id17" draw:id="id17" draw:layer="layout" svg:width="3.5cm" svg:height="1cm" svg:x="1.764cm" svg:y="21.7cm">
          <text:p text:style-name="P14"><text:span text:style-name="T3">create-container-maria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xml:id="id7" draw:id="id7" draw:layer="layout" svg:width="3.5cm" svg:height="1cm" svg:x="1.764cm" svg:y="20.1cm">
          <text:p text:style-name="P14"><text:span text:style-name="T3">initialize-container-maria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xml:id="id14" draw:id="id14" draw:layer="layout" svg:width="3.5cm" svg:height="1cm" svg:x="8.764cm" svg:y="14.5cm">
          <text:p text:style-name="P14"><text:span text:style-name="T3">create-volume-tomcat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xml:id="id13" draw:id="id13" draw:layer="layout" svg:width="3.5cm" svg:height="1cm" svg:x="8.764cm" svg:y="12.9cm">
          <text:p text:style-name="P14"><text:span text:style-name="T3">create-container-tomcat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xml:id="id5" draw:id="id5" draw:layer="layout" svg:width="3.5cm" svg:height="1cm" svg:x="8.764cm" svg:y="11.3cm">
          <text:p text:style-name="P14"><text:span text:style-name="T3">initialize-container-tomcat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xml:id="id12" draw:id="id12" draw:layer="layout" svg:width="3.5cm" svg:height="1cm" svg:x="8.764cm" svg:y="9.5cm">
          <text:p text:style-name="P14"><text:span text:style-name="T3">create-container-nginx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xml:id="id4" draw:id="id4" draw:layer="layout" svg:width="3.5cm" svg:height="1cm" svg:x="8.764cm" svg:y="7.9cm">
          <text:p text:style-name="P14"><text:span text:style-name="T3">Initialize-container-nginx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3.503cm" svg:y1="3.987cm" svg:x2="3.501cm" svg:y2="7.9cm" draw:start-shape="id1" draw:start-glue-point="2" draw:end-shape="id2" svg:d="M3503 3987v1956h-2v1957" svg:viewBox="0 0 3 3914">
          <text:p/>
        </draw:connector>
        <draw:connector draw:style-name="gr12" draw:text-style-name="P1" draw:layer="layout" svg:x1="3.501cm" svg:y1="8.883cm" svg:x2="3.5cm" svg:y2="11.3cm" draw:start-shape="id2" draw:start-glue-point="2" draw:end-shape="id3" draw:end-glue-point="0" svg:d="M3501 8883v1208h-1v1209" svg:viewBox="0 0 2 2418">
          <text:p/>
        </draw:connector>
        <draw:connector draw:style-name="gr12" draw:text-style-name="P1" draw:layer="layout" svg:x1="5.164cm" svg:y1="8.391cm" svg:x2="8.764cm" svg:y2="8.4cm" draw:start-shape="id2" draw:start-glue-point="1" draw:end-shape="id4" svg:d="M5164 8391h1800v9h1800" svg:viewBox="0 0 3601 10">
          <text:p/>
        </draw:connector>
        <draw:connector draw:style-name="gr12" draw:text-style-name="P1" draw:layer="layout" svg:x1="5.25cm" svg:y1="11.8cm" svg:x2="8.764cm" svg:y2="11.8cm" draw:start-shape="id3" draw:start-glue-point="1" draw:end-shape="id5" draw:end-glue-point="3" svg:d="M5250 11800h3514" svg:viewBox="0 0 3515 1">
          <text:p/>
        </draw:connector>
        <draw:connector draw:style-name="gr12" draw:text-style-name="P1" draw:layer="layout" svg:x1="5.264cm" svg:y1="18.6cm" svg:x2="3.514cm" svg:y2="20.1cm" draw:start-shape="id6" draw:start-glue-point="3" draw:end-shape="id7" draw:end-glue-point="0" svg:d="M5264 18600h-1750v1500" svg:viewBox="0 0 1751 1501">
          <text:p/>
        </draw:connector>
        <draw:connector draw:style-name="gr12" draw:text-style-name="P1" draw:layer="layout" svg:x1="15.764cm" svg:y1="18.7cm" svg:x2="17.514cm" svg:y2="20.2cm" draw:start-shape="id8" draw:start-glue-point="1" draw:end-shape="id9" draw:end-glue-point="0" svg:d="M15764 18700h1750v1500" svg:viewBox="0 0 1751 1501">
          <text:p/>
        </draw:connector>
        <draw:connector draw:style-name="gr12" draw:text-style-name="P1" draw:layer="layout" draw:line-skew="1.4cm" svg:x1="3.5cm" svg:y1="12.3cm" svg:x2="7.014cm" svg:y2="18.1cm" draw:start-shape="id3" draw:start-glue-point="2" draw:end-shape="id6" svg:d="M3500 12300v4300h3514v1500" svg:viewBox="0 0 3515 5801">
          <text:p/>
        </draw:connector>
        <draw:connector draw:style-name="gr12" draw:text-style-name="P1" draw:layer="layout" svg:x1="5.264cm" svg:y1="24cm" svg:x2="10.514cm" svg:y2="25.2cm" draw:start-shape="id10" draw:start-glue-point="1" draw:end-shape="id11" draw:end-glue-point="0" svg:d="M5264 24000h5250v1200" svg:viewBox="0 0 5251 1201">
          <text:p/>
        </draw:connector>
        <draw:frame draw:style-name="gr7" draw:text-style-name="P10" draw:layer="layout" svg:width="4.8cm" svg:height="0.645cm" svg:x="15.164cm" svg:y="27.955cm">
          <draw:text-box>
            <text:p text:style-name="P9"><text:span text:style-name="T2">Stand: 09.03.2022</text:span></text:p>
          </draw:text-box>
        </draw:frame>
        <draw:connector draw:style-name="gr12" draw:text-style-name="P1" draw:layer="layout" svg:x1="10.514cm" svg:y1="8.9cm" svg:x2="10.514cm" svg:y2="9.5cm" draw:start-shape="id4" draw:start-glue-point="2" draw:end-shape="id12" draw:end-glue-point="0" svg:d="M10514 8900v600" svg:viewBox="0 0 1 601">
          <text:p/>
        </draw:connector>
        <draw:connector draw:style-name="gr12" draw:text-style-name="P1" draw:layer="layout" svg:x1="10.514cm" svg:y1="12.3cm" svg:x2="10.514cm" svg:y2="12.9cm" draw:start-shape="id5" draw:start-glue-point="2" draw:end-shape="id13" draw:end-glue-point="0" svg:d="M10514 12300v600" svg:viewBox="0 0 1 601">
          <text:p/>
        </draw:connector>
        <draw:connector draw:style-name="gr12" draw:text-style-name="P1" draw:layer="layout" svg:x1="10.514cm" svg:y1="13.9cm" svg:x2="10.514cm" svg:y2="14.5cm" draw:start-shape="id13" draw:start-glue-point="2" draw:end-shape="id14" draw:end-glue-point="0" svg:d="M10514 13900v600" svg:viewBox="0 0 1 601">
          <text:p/>
        </draw:connector>
        <draw:connector draw:style-name="gr12" draw:text-style-name="P1" draw:layer="layout" svg:x1="17.514cm" svg:y1="21.2cm" svg:x2="17.514cm" svg:y2="21.8cm" draw:start-shape="id9" draw:start-glue-point="2" draw:end-shape="id15" svg:d="M17514 21200v600" svg:viewBox="0 0 1 601">
          <text:p/>
        </draw:connector>
        <draw:connector draw:style-name="gr12" draw:text-style-name="P1" draw:layer="layout" svg:x1="17.514cm" svg:y1="22.8cm" svg:x2="17.483cm" svg:y2="23.494cm" draw:start-shape="id15" draw:start-glue-point="2" draw:end-shape="id16" draw:end-glue-point="0" svg:d="M17514 22800v347h-31v347" svg:viewBox="0 0 32 695">
          <text:p/>
        </draw:connector>
        <draw:connector draw:style-name="gr12" draw:text-style-name="P1" draw:layer="layout" svg:x1="3.514cm" svg:y1="21.1cm" svg:x2="3.514cm" svg:y2="21.7cm" draw:start-shape="id7" draw:start-glue-point="2" draw:end-shape="id17" draw:end-glue-point="0" svg:d="M3514 21100v600" svg:viewBox="0 0 1 601">
          <text:p/>
        </draw:connector>
        <draw:connector draw:style-name="gr12" draw:text-style-name="P1" draw:layer="layout" svg:x1="3.514cm" svg:y1="22.7cm" svg:x2="3.514cm" svg:y2="23.5cm" draw:start-shape="id17" draw:start-glue-point="2" draw:end-shape="id10" draw:end-glue-point="0" svg:d="M3514 22700v800" svg:viewBox="0 0 1 801">
          <text:p/>
        </draw:connector>
        <draw:frame draw:style-name="gr6" draw:text-style-name="P8" draw:layer="layout" svg:width="8.4cm" svg:height="2.596cm" svg:x="11.264cm" svg:y="2.4cm">
          <draw:text-box>
            <text:p>mentalizr infrastructure</text:p>
            <text:p text:style-name="P16"><text:span text:style-name="T4">create task</text:span></text:p>
            <text:p text:style-name="P16">dependency graph</text:p>
          </draw:text-box>
        </draw:frame>
        <draw:custom-shape draw:style-name="gr10" draw:text-style-name="P15" xml:id="id11" draw:id="id11" draw:layer="layout" svg:width="3.5cm" svg:height="1cm" svg:x="8.764cm" svg:y="25.2cm">
          <text:p text:style-name="P14"><text:span text:style-name="T3">create-network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xml:id="id18" draw:id="id18" draw:layer="layout" svg:width="3.5cm" svg:height="1cm" svg:x="8.763cm" svg:y="27cm">
          <text:p text:style-name="P14"><text:span text:style-name="T3">create-dirs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15.733cm" svg:y1="23.994cm" svg:x2="10.514cm" svg:y2="25.2cm" draw:start-shape="id16" draw:start-glue-point="3" draw:end-shape="id11" draw:end-glue-point="0" svg:d="M15733 23994h-5219v1206" svg:viewBox="0 0 5220 1207">
          <text:p/>
        </draw:connector>
        <draw:connector draw:style-name="gr12" draw:text-style-name="P1" draw:layer="layout" svg:x1="10.514cm" svg:y1="26.2cm" svg:x2="10.513cm" svg:y2="27cm" draw:start-shape="id11" draw:start-glue-point="2" draw:end-shape="id18" draw:end-glue-point="0" svg:d="M10514 26200v400h-1v400" svg:viewBox="0 0 2 801">
          <text:p/>
        </draw:connector>
        <draw:connector draw:style-name="gr12" draw:text-style-name="P1" draw:layer="layout" draw:line-skew="1.35cm" svg:x1="3.5cm" svg:y1="12.3cm" svg:x2="14.014cm" svg:y2="18.2cm" draw:start-shape="id3" draw:start-glue-point="2" draw:end-shape="id8" draw:end-glue-point="0" svg:d="M3500 12300v4300h10514v1600" svg:viewBox="0 0 10515 5901">
          <text:p/>
        </draw:connector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custom-shape draw:style-name="gr9" draw:text-style-name="P13" xml:id="id19" draw:id="id19" draw:layer="layout" svg:width="3.5cm" svg:height="1.57cm" svg:x="2.589cm" svg:y="2.417cm">
          <text:p text:style-name="P12"><text:span text:style-name="T3">remove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xml:id="id22" draw:id="id22" draw:layer="layout" svg:width="3.5cm" svg:height="1cm" svg:x="2.586cm" svg:y="15.7cm">
          <text:p text:style-name="P12"><text:span text:style-name="T3">remove-maria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xml:id="id21" draw:id="id21" draw:layer="layout" svg:width="3.326cm" svg:height="0.983cm" svg:x="2.674cm" svg:y="10.9cm">
          <text:p text:style-name="P12"><text:span text:style-name="T3">remove-mongo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xml:id="id27" draw:id="id27" draw:layer="layout" svg:width="3.5cm" svg:height="1cm" svg:x="2.6cm" svg:y="25.3cm">
          <text:p text:style-name="P14"><text:span text:style-name="T3">remove-nginx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xml:id="id25" draw:id="id25" draw:layer="layout" svg:width="3.5cm" svg:height="1cm" svg:x="2.6cm" svg:y="20.5cm">
          <text:p text:style-name="P14"><text:span text:style-name="T3">remove-tomcat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xml:id="id28" draw:id="id28" draw:layer="layout" svg:width="3.5cm" svg:height="1cm" svg:x="9.2cm" svg:y="26.9cm">
          <text:p text:style-name="P14"><text:span text:style-name="T3">remove-container-nginx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xml:id="id30" draw:id="id30" draw:layer="layout" svg:width="3.5cm" svg:height="1cm" svg:x="9.2cm" svg:y="23.7cm">
          <text:p text:style-name="P14"><text:span text:style-name="T3">remove-container-tomcat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xml:id="id26" draw:id="id26" draw:layer="layout" svg:width="3.5cm" svg:height="1cm" svg:x="9.2cm" svg:y="21.9cm">
          <text:p text:style-name="P14"><text:span text:style-name="T3">remove-volume-tomcat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xml:id="id29" draw:id="id29" draw:layer="layout" svg:width="3.5cm" svg:height="1cm" svg:x="9.2cm" svg:y="18.9cm">
          <text:p text:style-name="P14"><text:span text:style-name="T3">remove-container-maria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xml:id="id24" draw:id="id24" draw:layer="layout" svg:width="3.5cm" svg:height="1cm" svg:x="9.2cm" svg:y="17cm">
          <text:p text:style-name="P14"><text:span text:style-name="T3">remove-volume-maria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xml:id="id31" draw:id="id31" draw:layer="layout" svg:width="3.5cm" svg:height="1cm" svg:x="9.2cm" svg:y="14.1cm">
          <text:p text:style-name="P14"><text:span text:style-name="T3">remove-container-mongo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xml:id="id23" draw:id="id23" draw:layer="layout" svg:width="3.5cm" svg:height="1cm" svg:x="9.2cm" svg:y="12.5cm">
          <text:p text:style-name="P14"><text:span text:style-name="T3">remove-volume-mongo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4.339cm" svg:y1="3.987cm" svg:x2="4.338cm" svg:y2="7.517cm" draw:start-shape="id19" draw:start-glue-point="2" draw:end-shape="id20" draw:end-glue-point="0" svg:d="M4339 3987v1765h-1v1765" svg:viewBox="0 0 2 3531">
          <text:p/>
        </draw:connector>
        <draw:connector draw:style-name="gr12" draw:text-style-name="P1" draw:layer="layout" svg:x1="4.337cm" svg:y1="11.883cm" svg:x2="4.336cm" svg:y2="15.7cm" draw:start-shape="id21" draw:start-glue-point="2" draw:end-shape="id22" draw:end-glue-point="0" svg:d="M4337 11883v1908h-1v1909" svg:viewBox="0 0 2 3818">
          <text:p/>
        </draw:connector>
        <draw:connector draw:style-name="gr12" draw:text-style-name="P1" draw:layer="layout" svg:x1="6cm" svg:y1="11.391cm" svg:x2="10.95cm" svg:y2="12.5cm" draw:start-shape="id21" draw:start-glue-point="1" draw:end-shape="id23" draw:end-glue-point="0" svg:d="M6000 11391h4950v1109" svg:viewBox="0 0 4951 1110">
          <text:p/>
        </draw:connector>
        <draw:connector draw:style-name="gr12" draw:text-style-name="P1" draw:layer="layout" svg:x1="6.086cm" svg:y1="16.2cm" svg:x2="10.95cm" svg:y2="17cm" draw:start-shape="id22" draw:start-glue-point="1" draw:end-shape="id24" draw:end-glue-point="0" svg:d="M6086 16200h4864v800" svg:viewBox="0 0 4865 801">
          <text:p/>
        </draw:connector>
        <draw:connector draw:style-name="gr12" draw:text-style-name="P1" draw:layer="layout" svg:x1="6.1cm" svg:y1="21cm" svg:x2="10.95cm" svg:y2="21.9cm" draw:start-shape="id25" draw:start-glue-point="1" draw:end-shape="id26" draw:end-glue-point="0" svg:d="M6100 21000h4850v900" svg:viewBox="0 0 4851 901">
          <text:p/>
        </draw:connector>
        <draw:connector draw:style-name="gr12" draw:text-style-name="P1" draw:layer="layout" svg:x1="6.1cm" svg:y1="25.8cm" svg:x2="10.95cm" svg:y2="26.9cm" draw:start-shape="id27" draw:start-glue-point="1" draw:end-shape="id28" draw:end-glue-point="0" svg:d="M6100 25800h4850v1100" svg:viewBox="0 0 4851 1101">
          <text:p/>
        </draw:connector>
        <draw:connector draw:style-name="gr12" draw:text-style-name="P1" draw:layer="layout" svg:x1="4.336cm" svg:y1="16.7cm" svg:x2="4.35cm" svg:y2="20.5cm" draw:start-shape="id22" draw:start-glue-point="2" draw:end-shape="id25" svg:d="M4336 16700v1900h14v1900" svg:viewBox="0 0 15 3801">
          <text:p/>
        </draw:connector>
        <draw:connector draw:style-name="gr12" draw:text-style-name="P1" draw:layer="layout" svg:x1="4.35cm" svg:y1="21.5cm" svg:x2="4.35cm" svg:y2="25.3cm" draw:start-shape="id25" draw:start-glue-point="2" draw:end-shape="id27" draw:end-glue-point="0" svg:d="M4350 21500v3800" svg:viewBox="0 0 1 3801">
          <text:p/>
        </draw:connector>
        <draw:frame draw:style-name="gr7" draw:text-style-name="P10" draw:layer="layout" svg:width="4.8cm" svg:height="0.645cm" svg:x="15.2cm" svg:y="27.955cm">
          <draw:text-box>
            <text:p text:style-name="P9"><text:span text:style-name="T2">Stand: 09.03.2022</text:span></text:p>
          </draw:text-box>
        </draw:frame>
        <draw:connector draw:style-name="gr12" draw:text-style-name="P1" draw:layer="layout" svg:x1="10.95cm" svg:y1="18cm" svg:x2="10.95cm" svg:y2="18.9cm" draw:start-shape="id24" draw:start-glue-point="2" draw:end-shape="id29" draw:end-glue-point="0" svg:d="M10950 18000v900" svg:viewBox="0 0 1 901">
          <text:p/>
        </draw:connector>
        <draw:connector draw:style-name="gr12" draw:text-style-name="P1" draw:layer="layout" svg:x1="10.95cm" svg:y1="22.9cm" svg:x2="10.95cm" svg:y2="23.7cm" draw:start-shape="id26" draw:start-glue-point="2" draw:end-shape="id30" draw:end-glue-point="0" svg:d="M10950 22900v800" svg:viewBox="0 0 1 801">
          <text:p/>
        </draw:connector>
        <draw:frame draw:style-name="gr6" draw:text-style-name="P8" draw:layer="layout" svg:width="8.4cm" svg:height="2.596cm" svg:x="11cm" svg:y="2.4cm">
          <draw:text-box>
            <text:p>mentalizr infrastructure</text:p>
            <text:p text:style-name="P7"><text:span text:style-name="T4">remove task</text:span></text:p>
            <text:p text:style-name="P16"><text:span text:style-name="T4">dependency graph</text:span></text:p>
          </draw:text-box>
        </draw:frame>
        <draw:connector draw:style-name="gr12" draw:text-style-name="P1" draw:layer="layout" svg:x1="10.95cm" svg:y1="13.5cm" svg:x2="10.95cm" svg:y2="14.1cm" draw:start-shape="id23" draw:start-glue-point="2" draw:end-shape="id31" draw:end-glue-point="0" svg:d="M10950 13500v600" svg:viewBox="0 0 1 601">
          <text:p/>
        </draw:connector>
        <draw:custom-shape draw:style-name="gr11" draw:text-style-name="P13" xml:id="id20" draw:id="id20" draw:layer="layout" svg:width="3.326cm" svg:height="0.983cm" svg:x="2.675cm" svg:y="7.517cm">
          <text:p text:style-name="P12"><text:span text:style-name="T3">remove-network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4.338cm" svg:y1="8.5cm" svg:x2="4.337cm" svg:y2="10.9cm" draw:start-shape="id20" draw:start-glue-point="2" draw:end-shape="id21" draw:end-glue-point="0" svg:d="M4338 8500v1199h-1v1201" svg:viewBox="0 0 2 2401">
          <text:p/>
        </draw:connector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custom-shape draw:style-name="gr9" draw:text-style-name="P13" xml:id="id32" draw:id="id32" draw:layer="layout" svg:width="3.5cm" svg:height="1.57cm" svg:x="4.589cm" svg:y="2.417cm">
          <text:p text:style-name="P12"><text:span text:style-name="T3">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3" xml:id="id35" draw:id="id35" draw:layer="layout" svg:width="3.5cm" svg:height="1cm" svg:x="4.586cm" svg:y="15.7cm">
          <text:p text:style-name="P12"><text:span text:style-name="T3">start-tomc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xml:id="id34" draw:id="id34" draw:layer="layout" svg:width="3.326cm" svg:height="0.983cm" svg:x="4.674cm" svg:y="10.9cm">
          <text:p text:style-name="P12"><text:span text:style-name="T3">start-ngin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5" xml:id="id37" draw:id="id37" draw:layer="layout" svg:width="3.5cm" svg:height="1cm" svg:x="4.6cm" svg:y="25.3cm">
          <text:p text:style-name="P14"><text:span text:style-name="T3">start-mongo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xml:id="id36" draw:id="id36" draw:layer="layout" svg:width="3.5cm" svg:height="1cm" svg:x="4.6cm" svg:y="20.5cm">
          <text:p text:style-name="P14"><text:span text:style-name="T3">start-maria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6.339cm" svg:y1="3.987cm" svg:x2="6.338cm" svg:y2="7.517cm" draw:start-shape="id32" draw:start-glue-point="2" draw:end-shape="id33" draw:end-glue-point="0" svg:d="M6339 3987v1765h-1v1765" svg:viewBox="0 0 2 3531">
          <text:p/>
        </draw:connector>
        <draw:connector draw:style-name="gr12" draw:text-style-name="P1" draw:layer="layout" svg:x1="6.337cm" svg:y1="11.883cm" svg:x2="6.336cm" svg:y2="15.7cm" draw:start-shape="id34" draw:start-glue-point="2" draw:end-shape="id35" draw:end-glue-point="0" svg:d="M6337 11883v1908h-1v1909" svg:viewBox="0 0 2 3818">
          <text:p/>
        </draw:connector>
        <draw:connector draw:style-name="gr12" draw:text-style-name="P1" draw:layer="layout" svg:x1="6.336cm" svg:y1="16.7cm" svg:x2="6.35cm" svg:y2="20.5cm" draw:start-shape="id35" draw:start-glue-point="2" draw:end-shape="id36" svg:d="M6336 16700v1900h14v1900" svg:viewBox="0 0 15 3801">
          <text:p/>
        </draw:connector>
        <draw:connector draw:style-name="gr12" draw:text-style-name="P1" draw:layer="layout" svg:x1="6.35cm" svg:y1="21.5cm" svg:x2="6.35cm" svg:y2="25.3cm" draw:start-shape="id36" draw:start-glue-point="2" draw:end-shape="id37" draw:end-glue-point="0" svg:d="M6350 21500v3800" svg:viewBox="0 0 1 3801">
          <text:p/>
        </draw:connector>
        <draw:frame draw:style-name="gr7" draw:text-style-name="P10" draw:layer="layout" svg:width="4.8cm" svg:height="0.645cm" svg:x="15.2cm" svg:y="27.955cm">
          <draw:text-box>
            <text:p text:style-name="P9"><text:span text:style-name="T2">Stand: 11.03.2022</text:span></text:p>
          </draw:text-box>
        </draw:frame>
        <draw:frame draw:style-name="gr6" draw:text-style-name="P8" draw:layer="layout" svg:width="8.4cm" svg:height="2.596cm" svg:x="11cm" svg:y="2.4cm">
          <draw:text-box>
            <text:p>mentalizr infrastructure</text:p>
            <text:p text:style-name="P7"><text:span text:style-name="T4">start task</text:span></text:p>
            <text:p text:style-name="P16"><text:span text:style-name="T4">dependency graph</text:span></text:p>
          </draw:text-box>
        </draw:frame>
        <draw:custom-shape draw:style-name="gr11" draw:text-style-name="P13" xml:id="id33" draw:id="id33" draw:layer="layout" svg:width="3.326cm" svg:height="0.983cm" svg:x="4.675cm" svg:y="7.517cm">
          <text:p text:style-name="P12"><text:span text:style-name="T3">wait-for-mar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" draw:layer="layout" svg:x1="6.338cm" svg:y1="8.5cm" svg:x2="6.337cm" svg:y2="10.9cm" draw:start-shape="id33" draw:start-glue-point="2" draw:end-shape="id34" draw:end-glue-point="0" svg:d="M6338 8500v1199h-1v1201" svg:viewBox="0 0 2 2401">
          <text:p/>
        </draw:connector>
        <presentation:notes draw:style-name="dp2">
          <office:forms form:automatic-focus="false" form:apply-design-mode="false"/>
          <draw:page-thumbnail draw:style-name="gr8" draw:layer="layout" svg:width="19.798cm" svg:height="11.136cm" svg:x="0.6cm" svg:y="2.257cm" draw:page-number="4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custom-shape draw:style-name="gr9" draw:text-style-name="P13" xml:id="id42" draw:id="id42" draw:layer="layout" svg:width="3.5cm" svg:height="1.57cm" svg:x="4.589cm" svg:y="2.417cm">
          <text:p text:style-name="P12"><text:span text:style-name="T3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3" xml:id="id39" draw:id="id39" draw:layer="layout" svg:width="3.5cm" svg:height="1cm" svg:x="4.586cm" svg:y="15.7cm">
          <text:p text:style-name="P12"><text:span text:style-name="T3">stop-mar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xml:id="id38" draw:id="id38" draw:layer="layout" svg:width="3.326cm" svg:height="0.983cm" svg:x="4.674cm" svg:y="10.9cm">
          <text:p text:style-name="P12"><text:span text:style-name="T3">stop-mon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5" xml:id="id41" draw:id="id41" draw:layer="layout" svg:width="3.5cm" svg:height="1cm" svg:x="4.6cm" svg:y="25.3cm">
          <text:p text:style-name="P14"><text:span text:style-name="T3">stop-nginx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xml:id="id40" draw:id="id40" draw:layer="layout" svg:width="3.5cm" svg:height="1cm" svg:x="4.6cm" svg:y="20.5cm">
          <text:p text:style-name="P14"><text:span text:style-name="T3">stop-tomcat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6.337cm" svg:y1="11.883cm" svg:x2="6.336cm" svg:y2="15.7cm" draw:start-shape="id38" draw:start-glue-point="2" draw:end-shape="id39" draw:end-glue-point="0" svg:d="M6337 11883v1908h-1v1909" svg:viewBox="0 0 2 3818">
          <text:p/>
        </draw:connector>
        <draw:connector draw:style-name="gr12" draw:text-style-name="P1" draw:layer="layout" svg:x1="6.336cm" svg:y1="16.7cm" svg:x2="6.35cm" svg:y2="20.5cm" draw:start-shape="id39" draw:start-glue-point="2" draw:end-shape="id40" svg:d="M6336 16700v1900h14v1900" svg:viewBox="0 0 15 3801">
          <text:p/>
        </draw:connector>
        <draw:connector draw:style-name="gr12" draw:text-style-name="P1" draw:layer="layout" svg:x1="6.35cm" svg:y1="21.5cm" svg:x2="6.35cm" svg:y2="25.3cm" draw:start-shape="id40" draw:start-glue-point="2" draw:end-shape="id41" draw:end-glue-point="0" svg:d="M6350 21500v3800" svg:viewBox="0 0 1 3801">
          <text:p/>
        </draw:connector>
        <draw:frame draw:style-name="gr7" draw:text-style-name="P10" draw:layer="layout" svg:width="4.8cm" svg:height="0.645cm" svg:x="15.2cm" svg:y="27.955cm">
          <draw:text-box>
            <text:p text:style-name="P9"><text:span text:style-name="T2">Stand: 11.03.2022</text:span></text:p>
          </draw:text-box>
        </draw:frame>
        <draw:frame draw:style-name="gr6" draw:text-style-name="P8" draw:layer="layout" svg:width="8.4cm" svg:height="2.596cm" svg:x="11cm" svg:y="2.4cm">
          <draw:text-box>
            <text:p>mentalizr infrastructure</text:p>
            <text:p text:style-name="P7"><text:span text:style-name="T4">stop task</text:span></text:p>
            <text:p text:style-name="P16"><text:span text:style-name="T4">dependency graph</text:span></text:p>
          </draw:text-box>
        </draw:frame>
        <draw:connector draw:style-name="gr12" draw:text-style-name="P1" draw:layer="layout" svg:x1="6.339cm" svg:y1="3.987cm" svg:x2="6.337cm" svg:y2="10.9cm" draw:start-shape="id42" draw:start-glue-point="2" draw:end-shape="id38" draw:end-glue-point="0" svg:d="M6339 3987v3456h-2v3457" svg:viewBox="0 0 3 6914">
          <text:p/>
        </draw:connector>
        <presentation:notes draw:style-name="dp2">
          <office:forms form:automatic-focus="false" form:apply-design-mode="false"/>
          <draw:page-thumbnail draw:style-name="gr8" draw:layer="layout" svg:width="19.798cm" svg:height="11.136cm" svg:x="0.6cm" svg:y="2.257cm" draw:page-number="5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01cm" fo:margin-bottom="0cm" fo:text-indent="0cm"/>
      <style:text-properties fo:font-size="49.2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5cm" fo:margin-bottom="0cm" fo:text-indent="0cm"/>
      <style:text-properties fo:font-size="35.0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7.300003051757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17.099cm" svg:height="4.622cm" svg:x="1.949cm" svg:y="2.105cm" presentation:class="title" presentation:placeholder="true">
        <draw:text-box/>
      </draw:frame>
      <draw:frame presentation:style-name="Standard-outline1" draw:layer="backgroundobjects" svg:width="17.099cm" svg:height="16.063cm" svg:x="1.949cm" svg:y="7.479cm" presentation:class="outline" presentation:placeholder="true">
        <draw:text-box/>
      </draw:frame>
      <draw:frame presentation:style-name="Mpr1" draw:text-style-name="MP2" draw:layer="backgroundobjects" svg:width="4.426cm" svg:height="1.907cm" svg:x="1.949cm" svg:y="26.2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7cm" svg:x="7.497cm" svg:y="26.23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7cm" svg:x="14.621cm" svg:y="26.233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3-09T13:06:49.691492193</meta:creation-date>
    <dc:date>2022-03-11T16:33:10.990816319</dc:date>
    <meta:editing-duration>PT2H35M27S</meta:editing-duration>
    <meta:editing-cycles>20</meta:editing-cycles>
    <meta:generator>LibreOffice/6.0.7.3$Linux_X86_64 LibreOffice_project/00m0$Build-3</meta:generator>
    <meta:print-date>2022-03-09T16:44:33.821058093</meta:print-date>
    <meta:document-statistic meta:object-count="162"/>
  </office:meta>
</office:document-meta>
</file>